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itte anmeld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itte anmeld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Mail eingeb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Password eingebe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ButtonSubmit</text:p>
          </table:table-cell>
          <table:table-cell table:style-name="TableCell43">
            <text:p text:style-name="P44">Anmelde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inkCancel</text:p>
          </table:table-cell>
          <table:table-cell table:style-name="TableCell50">
            <text:p text:style-name="P51">Abbrechen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9:00Z</dc:date>
    <meta:template xlink:href="Normal.dotm" xlink:type="simple"/>
    <meta:editing-cycles>17</meta:editing-cycles>
    <meta:editing-duration>PT240S</meta:editing-duration>
    <meta:document-statistic meta:page-count="1" meta:paragraph-count="1" meta:word-count="25" meta:character-count="178" meta:row-count="1" meta:non-whitespace-character-count="154"/>
  </office:meta>
</office:document-meta>
</file>